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3.34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0.445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3.062cm"/>
    </style:style>
    <style:style style:name="co31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32" style:family="table-cell" style:parent-style-name="Default" style:data-style-name="N111"/>
    <style:style style:name="ce33" style:family="table-cell" style:parent-style-name="Default" style:data-style-name="N3"/>
    <style:style style:name="ce34" style:family="table-cell" style:parent-style-name="Default" style:data-style-name="N112"/>
    <style:style style:name="ce35" style:family="table-cell" style:parent-style-name="Default" style:data-style-name="N115"/>
    <style:style style:name="ce36" style:family="table-cell" style:parent-style-name="Default" style:data-style-name="N4"/>
    <style:style style:name="ce40" style:family="table-cell" style:parent-style-name="Default" style:data-style-name="N113"/>
    <style:style style:name="ce41" style:family="table-cell" style:parent-style-name="Default" style:data-style-name="N114"/>
    <style:style style:name="ce48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7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50" style:family="table-cell" style:parent-style-name="Default" style:data-style-name="N117">
      <style:text-properties fo:font-style="italic" style:font-style-asian="italic" style:font-style-complex="italic"/>
    </style:style>
    <style:style style:name="ce15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15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7" style:family="table-cell" style:parent-style-name="Default">
      <style:table-cell-properties fo:border-bottom="0.74pt solid #000000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ext-properties fo:font-weight="bold" style:font-weight-asian="bold" style:font-weight-complex="bold"/>
      <style:map style:condition="is-true-formula(MOD([.$Q$13];[.$L$24])=0)" style:apply-style-name="Red_20_BG" style:base-cell-address="Calculators.Q13"/>
    </style:style>
    <style:style style:name="ce148" style:family="table-cell" style:parent-style-name="Default" style:data-style-name="N112"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49" style:family="table-cell" style:parent-style-name="Default" style:data-style-name="N112">
      <style:table-cell-properties fo:border="none"/>
      <style:text-properties fo:font-style="italic" style:font-style-asian="italic" style:font-style-complex="italic"/>
    </style:style>
    <style:style style:name="ce161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63" style:family="table-cell" style:parent-style-name="Default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order-bottom="none" fo:border-left="none" fo:border-right="0.74pt solid #000000" fo:border-top="none"/>
      <style:map style:condition="is-true-formula(OR([.$G$16]&lt;[.$B$24];[.$G$15]&gt;[.$B$15]))" style:apply-style-name="Red_20_BG" style:base-cell-address="Calculators.G5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[.$Q$20]&lt;=[.$B$24])" style:apply-style-name="Red_20_BG" style:base-cell-address="Calculators.Q20"/>
    </style:style>
    <style:style style:name="ce165" style:family="table-cell" style:parent-style-name="Default">
      <style:table-cell-properties fo:border-bottom="0.74pt solid #000000" fo:border-left="none" fo:border-right="0.74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map style:condition="is-true-formula(OR([.$G$16]&lt;[.$B$24];[.$G$15]&gt;[.$B$15]))" style:apply-style-name="Red_20_BG" style:base-cell-address="Calculators.G5"/>
    </style:style>
    <style:style style:name="T1" style:family="text">
      <style:text-properties style:font-name="Liberation Sans2"/>
    </style:style>
    <style:style style:name="T2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" table:default-cell-style-name="ce33"/>
        <table:table-column table:style-name="co2" table:default-cell-style-name="ce34"/>
        <table:table-column table:style-name="co3" table:default-cell-style-name="ce34"/>
        <table:table-column table:style-name="co4" table:default-cell-style-name="ce36"/>
        <table:table-column table:style-name="co1" table:default-cell-style-name="ce40"/>
        <table:table-column table:style-name="co5" table:default-cell-style-name="ce41"/>
        <table:table-column table:style-name="co6" table:default-cell-style-name="ce41"/>
        <table:table-column table:style-name="co1" table:default-cell-style-name="ce41"/>
        <table:table-column table:style-name="co1" table:default-cell-style-name="ce35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35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30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35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30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30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30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31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30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35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30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30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35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30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35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30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35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48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30"/>
        <table:table-column table:style-name="co25" table:default-cell-style-name="ce67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1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number-columns-repeated="8"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table:style-name="ce30"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600000" calcext:value-type="float">
            <text:p>600,000.000</text:p>
          </table:table-cell>
          <table:table-cell table:style-name="ce71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71"/>
          <table:covered-table-cell table:style-name="ce106"/>
          <table:table-cell/>
          <table:table-cell table:style-name="ce113" office:value-type="string" calcext:value-type="string" table:number-columns-spanned="4" table:number-rows-spanned="1">
            <text:p>Relay network deploy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table:style-name="ce30"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600000" calcext:value-type="float">
            <text:p>600,000.000</text:p>
          </table:table-cell>
          <table:table-cell/>
          <table:table-cell table:style-name="ce65" office:value-type="string" calcext:value-type="string">
            <text:p>m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table:style-name="ce44"/>
          <table:table-cell table:style-name="ce71" table:number-columns-repeated="2"/>
          <table:table-cell table:style-name="ce106"/>
          <table:table-cell table:number-columns-repeated="5"/>
        </table:table-row>
        <table:table-row table:style-name="ro1">
          <table:table-cell/>
          <table:table-cell table:style-name="ce30" table:number-columns-repeated="3"/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table:style-name="ce43" office:value-type="string" calcext:value-type="string">
            <text:p>Relay Antenna</text:p>
          </table:table-cell>
          <table:table-cell table:style-name="ce55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139"/>
          <table:table-cell/>
          <table:table-cell table:style-name="ce43" office:value-type="string" calcext:value-type="string">
            <text:p>Relay sat period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table:style-name="ce30" office:value-type="string" calcext:value-type="string">
            <text:p>m</text:p>
          </table:table-cell>
          <table:table-cell/>
          <table:table-cell table:style-name="ce45" office:value-type="string" calcext:value-type="string">
            <text:p>SMA</text:p>
          </table:table-cell>
          <table:table-cell table:style-name="ce21" table:formula="of:=([.G2]+[.G3])/2+[.B5]" office:value-type="float" office:value="1200000" calcext:value-type="float">
            <text:p>1,200,000.000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3"/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h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table:style-name="ce30" office:value-type="string" calcext:value-type="string">
            <text:p>s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21" table:formula="of:=SQRT([.G5]*[.G5]*[.G5]/[.B2])*2*PI()" office:value-type="float" office:value="4395.07189153894" calcext:value-type="float">
            <text:p>4,395.072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59" calcext:value-type="float">
            <text:p>59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style-name="ce30"/>
          <table:table-cell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1h 13m 15.072s" calcext:value-type="string">
            <text:p>0d 1h 13m 15.072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51.571" calcext:value-type="float">
            <text:p>51.571</text:p>
          </table:table-cell>
          <table:table-cell table:style-name="ce55"/>
          <table:table-cell table:style-name="ce65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table:style-name="ce30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39"/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style-name="ce30"/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Q4]*6+[.Q5])*60+[.Q6])*60+[.Q7]" office:value-type="float" office:value="3591.571" calcext:value-type="float">
            <text:p>3,591.571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 table:number-columns-repeated="2"/>
          <table:table-cell table:style-name="ce171" table:number-columns-repeated="3"/>
        </table:table-row>
        <table:table-row table:style-name="ro3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table:style-name="ce30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" calcext:value-type="float">
            <text:p>1</text:p>
          </table:table-cell>
          <table:table-cell/>
          <table:table-cell table:style-name="ce65"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5" office:value-type="string" calcext:value-type="string">
            <text:p>SMA</text:p>
          </table:table-cell>
          <table:table-cell table:style-name="ce89" table:formula="of:=POWER([.Q9]*[.Q9]*[.$B$2]/4/PI()/PI();1/3)" office:value-type="float" office:value="1048882.63306683" calcext:value-type="float">
            <text:p>1,048,882.633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 table:number-columns-repeated="2"/>
          <table:table-cell table:style-name="ce171" table:number-columns-repeated="3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table:style-name="ce30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55" table:content-validation-name="val3" office:value-type="string" calcext:value-type="string">
            <text:p>Communotron 16</text:p>
          </table:table-cell>
          <table:table-cell table:style-name="Default"/>
          <table:table-cell table:style-name="ce139"/>
          <table:table-cell/>
          <table:table-cell table:style-name="ce45" office:value-type="string" calcext:value-type="string">
            <text:p>Height</text:p>
          </table:table-cell>
          <table:table-cell table:style-name="ce21" table:formula="of:=[.Q10]-[.B5]" office:value-type="float" office:value="448882.633066828" calcext:value-type="float">
            <text:p>448,882.633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table:style-name="ce81"/>
          <table:table-cell table:style-name="ce93"/>
          <table:table-cell table:style-name="ce100" table:number-columns-repeated="2"/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139"/>
          <table:table-cell/>
          <table:table-cell table:style-name="ce47"/>
          <table:table-cell table:number-columns-repeated="2"/>
          <table:table-cell table:style-name="ce168"/>
          <table:table-cell table:style-name="ce171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 table:style-name="ce30"/>
          <table:table-cell table:style-name="ce30" office:value-type="string" calcext:value-type="string">
            <text:p>s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Deploy interval</text:p>
          </table:table-cell>
          <table:table-cell table:style-name="ce160" office:value-type="float" office:value="24" calcext:value-type="float">
            <text:p>24</text:p>
          </table:table-cell>
          <table:table-cell/>
          <table:table-cell table:style-name="ce139"/>
          <table:table-cell table:number-columns-repeated="5"/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style-name="ce30" table:number-columns-repeated="2"/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G9]*6+[.G10])*60+[.G11])*60+[.G12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Deployer # orbits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139"/>
          <table:table-cell table:number-columns-repeated="5"/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/>
          <table:table-cell table:style-name="ce45" office:value-type="string" calcext:value-type="string">
            <text:p>SMA</text:p>
          </table:table-cell>
          <table:table-cell table:style-name="ce89" table:formula="of:=POWER([.G14]*[.G14]*[.$B$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39"/>
          <table:table-cell table:number-columns-repeated="5"/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$B$5]" office:value-type="float" office:value="619024.028872973" calcext:value-type="float">
            <text:p>619,024.029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period</text:p>
          </table:table-cell>
          <table:table-cell table:style-name="ce21" table:formula="of:=[.Q9]/[.L24]/[.Q14]*[.Q13]" office:value-type="float" office:value="2873.2568" calcext:value-type="float">
            <text:p>2,873.257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 table:number-columns-repeated="6"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/>
          <table:table-cell table:style-name="ce45"/>
          <table:table-cell table:style-name="ce37" table:formula="of:=COM.MICROSOFT.CONCAT(FLOOR([.Q16]/21600);&quot;d &quot;;FLOOR([.Q16]/3600-6*FLOOR([.Q16]/21600));&quot;h &quot;;FLOOR([.Q16]/60-60*FLOOR([.Q16]/3600));&quot;m &quot;;TEXT([.Q16]-60*FLOOR([.Q16]/60);&quot;#0.000&quot;);&quot;s&quot;)" office:value-type="string" office:string-value="0d 0h 47m 53.257s" calcext:value-type="string">
            <text:p>0d 0h 47m 53.257s</text:p>
          </table:table-cell>
          <table:table-cell table:style-name="ce30"/>
          <table:table-cell table:style-name="ce67"/>
          <table:table-cell table:number-columns-repeated="5"/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 table:style-name="ce30"/>
          <table:table-cell table:style-name="ce30"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  <table:table-cell/>
          <table:table-cell table:style-name="ce45" office:value-type="string" calcext:value-type="string">
            <text:p>Deploy orbit SMA</text:p>
          </table:table-cell>
          <table:table-cell table:style-name="ce21" table:formula="of:=POWER([.Q16]*[.Q16]*[.B2]/4/PI()/PI();1/3)" office:value-type="float" office:value="903899.652180463" calcext:value-type="float">
            <text:p>903,899.652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style-name="ce30" table:number-columns-repeated="2"/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  <table:table-cell/>
          <table:table-cell table:style-name="ce45" office:value-type="string" calcext:value-type="string">
            <text:p>Deploy orbit eccen.</text:p>
          </table:table-cell>
          <table:table-cell table:style-name="ce150" table:formula="of:=ABS([.Q10]-[.Q18])/[.Q18]" office:value-type="float" office:value="0.160397208403195" calcext:value-type="float">
            <text:p>0.16039720840</text:p>
          </table:table-cell>
          <table:table-cell table:style-name="ce30"/>
          <table:table-cell table:style-name="ce67"/>
          <table:table-cell table:number-columns-repeated="5"/>
        </table:table-row>
        <table:table-row table:style-name="ro3">
          <table:table-cell/>
          <table:table-cell table:style-name="ce30" table:number-columns-repeated="3"/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m</text:p>
          </table:table-cell>
          <table:table-cell/>
          <table:table-cell table:style-name="ce115"/>
          <table:table-cell table:style-name="ce71" table:number-columns-repeated="2"/>
          <table:table-cell table:style-name="ce106"/>
          <table:table-cell/>
          <table:table-cell table:style-name="ce45" office:value-type="string" calcext:value-type="string">
            <text:p>Deploy orbit Pe ht</text:p>
          </table:table-cell>
          <table:table-cell table:style-name="ce148" table:formula="of:=[.Q18]*(1-[.Q19])-[.B5]" office:value-type="float" office:value="158916.671294098" calcext:value-type="float">
            <text:p>158,916.671</text:p>
          </table:table-cell>
          <table:table-cell table:style-name="ce152"/>
          <table:table-cell table:style-name="ce156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table:style-name="ce65"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Ap ht</text:p>
          </table:table-cell>
          <table:table-cell table:style-name="ce149" table:formula="of:=[.Q18]*(1+[.Q19])-[.B5]" office:value-type="float" office:value="448882.633066828" calcext:value-type="float">
            <text:p>448,882.633</text:p>
          </table:table-cell>
          <table:table-cell table:style-name="ce8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30" table:formula="of:=FLOOR(PI()/ATAN([.L21]/2/[.B5]))+1" office:value-type="float" office:value="3" calcext:value-type="float">
            <text:p>3</text:p>
          </table:table-cell>
          <table:table-cell table:number-columns-repeated="3"/>
          <table:table-cell table:style-name="ce45" office:value-type="string" calcext:value-type="string">
            <text:p>Deploy dv (each)</text:p>
          </table:table-cell>
          <table:table-cell table:style-name="ce149" table:formula="of:=ABS(SQRT([.B2]*(2/[.Q10]-1/[.Q18]))-SQRT([.B2]/[.Q10]))" office:value-type="float" office:value="153.587535278345" calcext:value-type="float">
            <text:p>153.588</text:p>
          </table:table-cell>
          <table:table-cell table:style-name="ce81"/>
          <table:table-cell table:style-name="ce67"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/>
          <table:table-cell table:style-name="ce30" table:number-columns-repeated="3"/>
          <table:table-cell/>
          <table:table-cell table:style-name="ce44"/>
          <table:table-cell table:style-name="ce71" table:number-columns-repeated="2"/>
          <table:table-cell table:style-name="ce106"/>
          <table:table-cell table:number-columns-repeated="2"/>
          <table:table-cell table:style-name="ce30"/>
          <table:table-cell table:number-columns-repeated="3"/>
          <table:table-cell table:style-name="ce157" office:value-type="string" calcext:value-type="string">
            <text:p>Sat Separation</text:p>
          </table:table-cell>
          <table:table-cell table:style-name="ce161" table:formula="of:=2*SIN(PI()/[.L24])*[.Q10]" office:value-type="float" office:value="1233035.48620476" calcext:value-type="float">
            <text:p>1,233,035.486</text:p>
          </table:table-cell>
          <table:table-cell table:style-name="ce163"/>
          <table:table-cell table:style-name="ce165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5" calcext:value-type="float">
            <text:p>5</text:p>
          </table:table-cell>
          <table:table-cell table:style-name="Default"/>
          <table:table-cell table:style-name="ce139"/>
          <table:table-cell table:number-columns-repeated="10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139"/>
          <table:table-cell table:number-columns-repeated="10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 table:style-name="ce30"/>
          <table:table-cell table:style-name="ce30"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  <table:table-cell table:number-columns-repeated="10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 table:style-name="ce30"/>
          <table:table-cell table:style-name="ce30"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71"/>
          <table:covered-table-cell table:style-name="ce106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741640.786499874" calcext:value-type="float">
            <text:p>741,64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 table:style-name="ce30"/>
          <table:table-cell table:style-name="ce30"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4253254.0417602" calcext:value-type="float">
            <text:p>4,253,254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style-name="ce30" table:number-columns-repeated="2"/>
          <table:table-cell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141640.786499874" calcext:value-type="float">
            <text:p>141,64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 table:style-name="ce30"/>
          <table:table-cell table:style-name="ce30" office:value-type="string" calcext:value-type="string">
            <text:p>s</text:p>
          </table:table-cell>
          <table:table-cell/>
          <table:table-cell table:style-name="ce47"/>
          <table:table-cell table:number-columns-repeated="2"/>
          <table:table-cell table:style-name="ce139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3653254.0417602" calcext:value-type="float">
            <text:p>3,653,254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style-name="ce30" table:number-columns-repeated="2"/>
          <table:table-cell/>
          <table:table-cell table:style-name="ce45" office:value-type="string" calcext:value-type="string">
            <text:p>SMA</text:p>
          </table:table-cell>
          <table:table-cell table:style-name="ce21" table:formula="of:=([.G28]+[.G29])/2+[.B5]" office:value-type="float" office:value="2081667" calcext:value-type="float">
            <text:p>2,081,667.000</text:p>
          </table:table-cell>
          <table:table-cell table:style-name="ce30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2135.42598418824" calcext:value-type="float">
            <text:p>2,135.426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45" office:value-type="string" calcext:value-type="string">
            <text:p>Transfer time</text:p>
          </table:table-cell>
          <table:table-cell table:style-name="ce21" table:formula="of:=SQRT([.G31]*[.G31]*[.G31]/[.B2])*PI()" office:value-type="float" office:value="5020.8934471279" calcext:value-type="float">
            <text:p>5,020.893</text:p>
          </table:table-cell>
          <table:table-cell table:style-name="ce30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0h 35m 35.426s" calcext:value-type="string">
            <text:p>0d 0h 35m 35.426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4"/>
          <table:table-cell table:style-name="ce45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30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29327.5713032171" calcext:value-type="float">
            <text:p>29,327.571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45" office:value-type="string" calcext:value-type="string">
            <text:p>Body rotates</text:p>
          </table:table-cell>
          <table:table-cell table:style-name="ce21" table:formula="of:=360*[.G32]/[.B6]" office:value-type="float" office:value="83.8779515281195" calcext:value-type="float">
            <text:p>83.878</text:p>
          </table:table-cell>
          <table:table-cell table:style-name="ce30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1d 2h 8m 47.571s" calcext:value-type="string">
            <text:p>1d 2h 8m 47.571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4"/>
          <table:table-cell table:style-name="ce45" office:value-type="string" calcext:value-type="string">
            <text:p>Insert dv</text:p>
          </table:table-cell>
          <table:table-cell table:style-name="ce21"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30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45" office:value-type="string" calcext:value-type="string">
            <text:p>Final dv</text:p>
          </table:table-cell>
          <table:table-cell table:style-name="ce21"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30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ce113" office:value-type="string" calcext:value-type="string" table:number-columns-spanned="4" table:number-rows-spanned="1">
            <text:p>Perfect deploy</text:p>
          </table:table-cell>
          <table:covered-table-cell table:number-columns-repeated="2" table:style-name="ce71"/>
          <table:covered-table-cell table:style-name="ce106"/>
          <table:table-cell/>
          <table:table-cell office:value-type="string" calcext:value-type="string">
            <text:p>DO “RETROGRADE” PERFECT DEPLOY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9"/>
          <table:table-cell table:style-name="ce137" office:value-type="string" calcext:value-type="string" table:number-columns-spanned="4" table:number-rows-spanned="1">
            <text:p>(1<text:span text:style-name="T2">st</text:span> deploy over same place on subsequent deploys)</text:p>
          </table:table-cell>
          <table:covered-table-cell table:number-columns-repeated="2" table:style-name="ce146"/>
          <table:covered-table-cell table:style-name="ce155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138"/>
          <table:table-cell table:style-name="ce119" table:number-columns-repeated="2"/>
          <table:table-cell table:style-name="ce139"/>
          <table:table-cell/>
          <table:table-cell office:value-type="string" calcext:value-type="string">
            <text:p>Planet does (n-1)/n revolutions per deploy (as opposed to 1/n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140" office:value-type="string" calcext:value-type="string">
            <text:p>Deploy interval</text:p>
          </table:table-cell>
          <table:table-cell table:style-name="ce147" table:formula="of:=[.L24]+1" office:value-type="float" office:value="6" calcext:value-type="float">
            <text:p>6</text:p>
          </table:table-cell>
          <table:table-cell table:style-name="ce151"/>
          <table:table-cell table:style-name="ce139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141"/>
          <table:table-cell table:style-name="Default" table:number-columns-repeated="2"/>
          <table:table-cell table:style-name="ce139"/>
          <table:table-cell/>
          <table:table-cell office:value-type="string" calcext:value-type="string">
            <text:p>(Deploy sat does a near miss on orbit before deploy!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142" office:value-type="string" calcext:value-type="string" table:number-columns-spanned="4" table:number-rows-spanned="1">
            <text:p>Deploy sat</text:p>
          </table:table-cell>
          <table:covered-table-cell table:number-columns-repeated="2" table:style-name="Default"/>
          <table:covered-table-cell table:style-name="ce139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Deploy period</text:p>
          </table:table-cell>
          <table:table-cell table:style-name="ce21" table:formula="of:=[.B6]/[.L24]" office:value-type="float" office:value="4309.88503661796" calcext:value-type="float">
            <text:p>4,309.885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ce22" table:formula="of:=COM.MICROSOFT.CONCAT(FLOOR([.L43]/21600);&quot;d &quot;;FLOOR([.L43]/3600-6*FLOOR([.L43]/21600));&quot;h &quot;;FLOOR([.L43]/60-60*FLOOR([.L43]/3600));&quot;m &quot;;TEXT([.L43]-60*FLOOR([.L43]/60);&quot;#0.000&quot;);&quot;s&quot;)" office:value-type="string" office:string-value="0d 1h 11m 49.885s" calcext:value-type="string">
            <text:p>0d 1h 11m 49.885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MA</text:p>
          </table:table-cell>
          <table:table-cell table:style-name="ce21" table:formula="of:=POWER([.L43]*[.L43]*[.$B$2]/4/PI()/PI();1/3)" office:value-type="float" office:value="1184443.58740639" calcext:value-type="float">
            <text:p>1,184,443.587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Eccentricity</text:p>
          </table:table-cell>
          <table:table-cell table:style-name="ce150" table:formula="of:=ABS(([.L45]-[.L56])/[.L45])" office:value-type="float" office:value="0.114451192347824" calcext:value-type="float">
            <text:p>0.11445119235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Pe ht</text:p>
          </table:table-cell>
          <table:table-cell table:style-name="ce21" table:formula="of:=[.L45]*(1-[.L46])-[.$B$5]" office:value-type="float" office:value="448882.606558994" calcext:value-type="float">
            <text:p>448,882.607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Ap ht</text:p>
          </table:table-cell>
          <table:table-cell table:style-name="ce21" table:formula="of:=[.L45]*(1+[.L46])-[.$B$5]" office:value-type="float" office:value="720004.568253784" calcext:value-type="float">
            <text:p>720,004.568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Deploy dv (each)</text:p>
          </table:table-cell>
          <table:table-cell table:style-name="ce21" table:formula="of:=ABS(SQRT([.B2]*(2/[.L56]-1/[.L45]))-SQRT([.B2]/[.L56]))" office:value-type="float" office:value="102.161681092621" calcext:value-type="float">
            <text:p>102.162</text:p>
          </table:table-cell>
          <table:table-cell/>
          <table:table-cell office:value-type="string" calcext:value-type="string">
            <text:p>m/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Deploy dv (total)</text:p>
          </table:table-cell>
          <table:table-cell table:style-name="ce21" table:formula="of:=[.L49]*[.L24]" office:value-type="float" office:value="510.808405463105" calcext:value-type="float">
            <text:p>510.808</text:p>
          </table:table-cell>
          <table:table-cell/>
          <table:table-cell office:value-type="string" calcext:value-type="string">
            <text:p>m/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at separation</text:p>
          </table:table-cell>
          <table:table-cell table:style-name="ce21" table:formula="of:=2*SIN(PI()/[.L24])*[.L56]" office:value-type="float" office:value="1233035.45504293" calcext:value-type="float">
            <text:p>1,233,035.455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ce34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9"/>
          <table:table-cell table:style-name="ce142" office:value-type="string" calcext:value-type="string" table:number-columns-spanned="4" table:number-rows-spanned="1">
            <text:p>Comms sat</text:p>
          </table:table-cell>
          <table:covered-table-cell table:number-columns-repeated="2" table:style-name="Default"/>
          <table:covered-table-cell table:style-name="ce139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at period</text:p>
          </table:table-cell>
          <table:table-cell table:style-name="ce21" table:formula="of:=[.L43]/[.L40]*[.$L$24]" office:value-type="float" office:value="3591.5708638483" calcext:value-type="float">
            <text:p>3,591.571</text:p>
          </table:table-cell>
          <table:table-cell table:style-name="Default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ce22" table:formula="of:=COM.MICROSOFT.CONCAT(FLOOR([.L54]/21600);&quot;d &quot;;FLOOR([.L54]/3600-6*FLOOR([.L54]/21600));&quot;h &quot;;FLOOR([.L54]/60-60*FLOOR([.L54]/3600));&quot;m &quot;;TEXT([.L54]-60*FLOOR([.L54]/60);&quot;#0.000&quot;);&quot;s&quot;)" office:value-type="string" office:string-value="0d 0h 59m 51.571s" calcext:value-type="string">
            <text:p>0d 0h 59m 51.571s</text:p>
          </table:table-cell>
          <table:table-cell table:style-name="Default"/>
          <table:table-cell table:style-name="ce139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MA</text:p>
          </table:table-cell>
          <table:table-cell table:style-name="ce21" table:formula="of:=POWER([.L54]*[.L54]*[.$B$2]/4/PI()/PI();1/3)" office:value-type="float" office:value="1048882.60655899" calcext:value-type="float">
            <text:p>1,048,882.607</text:p>
          </table:table-cell>
          <table:table-cell table:style-name="Default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46" office:value-type="string" calcext:value-type="string">
            <text:p>Height</text:p>
          </table:table-cell>
          <table:table-cell table:style-name="ce94" table:formula="of:=[.L56]-[.$B$5]" office:value-type="float" office:value="448882.606558994" calcext:value-type="float">
            <text:p>448,882.607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 table:number-columns-repeated="10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 Calculators.V5:Calculators.X11 Calculators.Q9:Calculators.S10 Calculators.S12:Calculators.V12">
            <calcext:condition calcext:apply-style-name="Red BG" calcext:value="formula-is(OR([.$G$16]&lt;[.$B$24];[.$G$15]&gt;[.$B$15]))" calcext:base-cell-address="Calculators.G5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  <calcext:conditional-format calcext:target-range-address="Calculators.Q20:Calculators.S20">
            <calcext:condition calcext:apply-style-name="Red BG" calcext:value="formula-is([.$Q$20]&lt;=[.$B$24])" calcext:base-cell-address="Calculators.Q20"/>
          </calcext:conditional-format>
          <calcext:conditional-format calcext:target-range-address="Calculators.Q13:Calculators.Q13">
            <calcext:condition calcext:apply-style-name="Red BG" calcext:value="formula-is(MOD([.$Q$13];[.$L$24])=0)" calcext:base-cell-address="Calculators.Q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9T19:11:28.648000000</dc:date>
    <meta:editing-duration>P1DT1H34M28S</meta:editing-duration>
    <meta:editing-cycles>68</meta:editing-cycles>
    <meta:generator>LibreOffice/7.4.3.2$Windows_X86_64 LibreOffice_project/1048a8393ae2eeec98dff31b5c133c5f1d08b890</meta:generator>
    <meta:document-statistic meta:table-count="3" meta:cell-count="627" meta:object-count="0"/>
  </office:meta>
</office:document-meta>
</file>